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ccanthis ADF Std" svg:font-family="'Accanthis ADF Std'" style:font-pitch="variable"/>
    <style:font-face style:name="Palatino LT Std" svg:font-family="'Palatino LT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38%"/>
      <style:text-properties style:font-name="Accanthis ADF Std" fo:font-size="11pt" officeooo:rsid="0018c683" officeooo:paragraph-rsid="0018c683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Gothic Stone”</text:p>
      <text:p text:style-name="P1">(Instrumental)<text:line-break/><text:line-break/></text:p>
      <text:p text:style-name="P1">“Well of Souls”</text:p>
      <text:p text:style-name="P1"/>
      <text:p text:style-name="P1">I bind unto myself today</text:p>
      <text:p text:style-name="P1">The strong name of the trinity</text:p>
      <text:p text:style-name="P1">Crypt of despair the old man is there</text:p>
      <text:p text:style-name="P1">Forming a circle of magic and prayers</text:p>
      <text:p text:style-name="P1"/>
      <text:p text:style-name="P1">Guarding the well the black hole to hell</text:p>
      <text:p text:style-name="P1">It's evil must never arise I can tell</text:p>
      <text:p text:style-name="P1">Holy mission forever he's sworn</text:p>
      <text:p text:style-name="P1"/>
      <text:p text:style-name="P1">To protect our world from hatred and scorn</text:p>
      <text:p text:style-name="P1">He will not fear though the Sabbath is near</text:p>
      <text:p text:style-name="P1">Twelve strokes for Candlemass darkness descends</text:p>
      <text:p text:style-name="P1"/>
      <text:p text:style-name="P1">Break the circle and all hell comes loose</text:p>
      <text:p text:style-name="P1">The well of souls must stay sealed</text:p>
      <text:p text:style-name="P1">Ancient force of light against the dark</text:p>
      <text:p text:style-name="P1">The well of souls must stay sealed</text:p>
      <text:p text:style-name="P1"/>
      <text:p text:style-name="P1">Black wind turns out the candles</text:p>
      <text:p text:style-name="P1">The air grows cold and threatening</text:p>
      <text:p text:style-name="P1">Dark shadows wicked laughter</text:p>
      <text:p text:style-name="P1">Brings darkness to your heart</text:p>
      <text:p text:style-name="P1"/>
      <text:p text:style-name="P1">Behold the goat of Mendes</text:p>
      <text:p text:style-name="P1">Red burning evil eyes</text:p>
      <text:p text:style-name="P1">Lord's prayer holy water</text:p>
      <text:p text:style-name="P1">Only faith can save you now</text:p>
      <text:p text:style-name="P1"/>
      <text:p text:style-name="P1">Disharmony, satanic serenade</text:p>
      <text:p text:style-name="P1">Black symphony, a tribute to the plague</text:p>
      <text:p text:style-name="P1">The twisted souls awakened by the chanting</text:p>
      <text:p text:style-name="P1"><text:soft-page-break/>Unchained at last, rise, they will now rise</text:p>
      <text:p text:style-name="P1"/>
      <text:p text:style-name="P1">A new day's dawn, holy light</text:p>
      <text:p text:style-name="P1">Sunlight redeems</text:p>
      <text:p text:style-name="P1">Slays the dark, warms and heals, makes you</text:p>
      <text:p text:style-name="P1">See nightmares' terror is back in your dreams</text:p>
      <text:p text:style-name="P1"/>
      <text:p text:style-name="P1">Sleep well my friend 'cause</text:p>
      <text:p text:style-name="P1">This tale's now to end, don't</text:p>
      <text:p text:style-name="P1">Believe our world is as safe's we pretend</text:p>
      <text:p text:style-name="P1"/>
      <text:p text:style-name="P1">Break the circle and all hell comes loose</text:p>
      <text:p text:style-name="P1">The well of souls must stay sealed</text:p>
      <text:p text:style-name="P1">Ancient force of light against the dark</text:p>
      <text:p text:style-name="P1">The well of souls must stay sealed</text:p>
      <text:p text:style-name="P1"/>
      <text:p text:style-name="P1"/>
      <text:p text:style-name="P1">“Bewitched”</text:p>
      <text:p text:style-name="P1"/>
      <text:p text:style-name="P1">Can't you see, the devil in me</text:p>
      <text:p text:style-name="P1">just take a look in my eyes</text:p>
      <text:p text:style-name="P1">I will play for you, this wicked melody</text:p>
      <text:p text:style-name="P1">it's magic will reach for your soul</text:p>
      <text:p text:style-name="P1">It burns inside, no place to hide</text:p>
      <text:p text:style-name="P1">this strange tune possesses your mind</text:p>
      <text:p text:style-name="P1">It comes over you, and the nightmare is true</text:p>
      <text:p text:style-name="P1">you'll enter the realm of the dark</text:p>
      <text:p text:style-name="P1"/>
      <text:p text:style-name="P1">You are bewitched... [x 2]</text:p>
      <text:p text:style-name="P1">Bewitched be delight, you'll reach the night</text:p>
      <text:p text:style-name="P1">dancing and singing to my fiddle</text:p>
      <text:p text:style-name="P1">So take my hand, and understand</text:p>
      <text:p text:style-name="P1">that no-one will see you again</text:p>
      <text:p text:style-name="P1"/>
      <text:p text:style-name="P1">You are bewitched... [x 2]</text:p>
      <text:p text:style-name="P1">I am the master of the enchanted tune</text:p>
      <text:p text:style-name="P1">I'll play for your joy, for your soul, for you doom</text:p>
      <text:p text:style-name="P1"><text:soft-page-break/>My fingers they dance upon the strings like fire</text:p>
      <text:p text:style-name="P1">weaving a spell of my burning desire</text:p>
      <text:p text:style-name="P1">Sing with me, meet your destiny</text:p>
      <text:p text:style-name="P1">set yourself free to the magic</text:p>
      <text:p text:style-name="P1">So come with me, my kingdom to see</text:p>
      <text:p text:style-name="P1">believe me you're captured my friend</text:p>
      <text:p text:style-name="P1">You are bewitched... [x 4]</text:p>
      <text:p text:style-name="P1"/>
      <text:p text:style-name="P1"/>
      <text:p text:style-name="P1">“Samarathan”</text:p>
      <text:p text:style-name="P1"/>
      <text:p text:style-name="P1">One day I saw a man</text:p>
      <text:p text:style-name="P1">dressed in rags, with a staff in his hand</text:p>
      <text:p text:style-name="P1">begging for a penny to survive</text:p>
      <text:p text:style-name="P1">How poor a man can be</text:p>
      <text:p text:style-name="P1">I gave him hospitality</text:p>
      <text:p text:style-name="P1">a room, a bed and lots of food to eat</text:p>
      <text:p text:style-name="P1">Still I hear his last few words</text:p>
      <text:p text:style-name="P1">"I can never return what you've done</text:p>
      <text:p text:style-name="P1">heaven will remember and repay"</text:p>
      <text:p text:style-name="P1"/>
      <text:p text:style-name="P1">Fifty years had gone since I saw him</text:p>
      <text:p text:style-name="P1">I was dying and I'd soon be dead</text:p>
      <text:p text:style-name="P1">Three angels stood in front of me bed</text:p>
      <text:p text:style-name="P1">The first one she said to me, don't be afraid</text:p>
      <text:p text:style-name="P1"/>
      <text:p text:style-name="P1">I will give you immortality, and grace for your soul</text:p>
      <text:p text:style-name="P1">The second had eyes of gold, she gave me my wings</text:p>
      <text:p text:style-name="P1">The third gave all wisdom, and angel could give</text:p>
      <text:p text:style-name="P1">...to me</text:p>
      <text:p text:style-name="P1"/>
      <text:p text:style-name="P1">[Repeat 1st Verse]</text:p>
      <text:p text:style-name="P1"/>
      <text:p text:style-name="P1">[Repeat 2nd Verse]</text:p>
      <text:p text:style-name="P1"/>
      <text:p text:style-name="P1">I joined with my destiny, eternally</text:p>
      <text:p text:style-name="P1">I knew I was born again, an angel to be</text:p>
      <text:p text:style-name="P1"><text:soft-page-break/>A vision beyond my dreams, called me by name</text:p>
      <text:p text:style-name="P1">So in devotion I spread my wings, to heaven I had came</text:p>
      <text:p text:style-name="P1">...to stay</text:p>
      <text:p text:style-name="P1"/>
      <text:p text:style-name="P1"/>
      <text:p text:style-name="P1">“Demon's Gate”</text:p>
      <text:p text:style-name="P1"/>
      <text:p text:style-name="P1">"Beyond all nightmares I met my fate</text:p>
      <text:p text:style-name="P1">An ancient passage surrounded by hate</text:p>
      <text:p text:style-name="P1">Scared I was with my hand on my cross</text:p>
      <text:p text:style-name="P1">I went into the demon's gate"</text:p>
      <text:p text:style-name="P1"/>
      <text:p text:style-name="P1">Across the Styx among the mists of Hades</text:p>
      <text:p text:style-name="P1">A gate of stones marks the path</text:p>
      <text:p text:style-name="P1">To soul's damnation and hell's wrath</text:p>
      <text:p text:style-name="P1"/>
      <text:p text:style-name="P1">Ancient evil is awaiting there, at the doorstep to hell</text:p>
      <text:p text:style-name="P1">Within its darkness the demons dwell</text:p>
      <text:p text:style-name="P1"/>
      <text:p text:style-name="P1">From the dark age the passage hail,</text:p>
      <text:p text:style-name="P1">Created by witchcraft and hate</text:p>
      <text:p text:style-name="P1">Where every sinner will meet his fate</text:p>
      <text:p text:style-name="P1">The place is cursed by the hands of doom</text:p>
      <text:p text:style-name="P1">Unholy powers in reign</text:p>
      <text:p text:style-name="P1">The devil's paradise of pain</text:p>
      <text:p text:style-name="P1"/>
      <text:p text:style-name="P1">Approach!</text:p>
      <text:p text:style-name="P1">The Eibon opens for you</text:p>
      <text:p text:style-name="P1">The choirs of damnation, call you on through</text:p>
      <text:p text:style-name="P1">The twilight possesses, the heart of your soul</text:p>
      <text:p text:style-name="P1">The starlight is fading to black,</text:p>
      <text:p text:style-name="P1">Into the demon's gate</text:p>
      <text:p text:style-name="P1"/>
      <text:p text:style-name="P1"/>
      <text:p text:style-name="P1">“A Cry From the Crypt”</text:p>
      <text:p text:style-name="P1"/>
      <text:p text:style-name="P1">Hear the cry</text:p>
      <text:p text:style-name="P1"><text:soft-page-break/>The cry of tormented pain</text:p>
      <text:p text:style-name="P1">A voice darker than Evil</text:p>
      <text:p text:style-name="P1">The deadly moaning of hell</text:p>
      <text:p text:style-name="P1"/>
      <text:p text:style-name="P1">Oh no!</text:p>
      <text:p text:style-name="P1">The unborn has tasted no life</text:p>
      <text:p text:style-name="P1">Sharing the rest of the dead</text:p>
      <text:p text:style-name="P1">Not aware that the years that go by</text:p>
      <text:p text:style-name="P1"/>
      <text:p text:style-name="P1">Lurking in the shadows</text:p>
      <text:p text:style-name="P1">Twisted shape of creeping terror</text:p>
      <text:p text:style-name="P1">Guarding something special</text:p>
      <text:p text:style-name="P1">Gone since ages, dead and buried</text:p>
      <text:p text:style-name="P1">dead and buried</text:p>
      <text:p text:style-name="P1"/>
      <text:p text:style-name="P1">There's a cry from the crypt</text:p>
      <text:p text:style-name="P1">There's a cry from the crypt</text:p>
      <text:p text:style-name="P1"/>
      <text:p text:style-name="P1">It has been there for a thousand years</text:p>
      <text:p text:style-name="P1">A lonely, lost and suffering soul</text:p>
      <text:p text:style-name="P1">Shedding all its black tears</text:p>
      <text:p text:style-name="P1">Faithful beyond death</text:p>
      <text:p text:style-name="P1">Cries of pain you hear</text:p>
      <text:p text:style-name="P1">From the crypt below</text:p>
      <text:p text:style-name="P1">The one the being loved so much</text:p>
      <text:p text:style-name="P1">Has turned into dust</text:p>
      <text:p text:style-name="P1"/>
      <text:p text:style-name="P1"/>
      <text:p text:style-name="P1">“Solitude”</text:p>
      <text:p text:style-name="P1"/>
      <text:p text:style-name="P1">I'm sitting here alone in darkness, waiting to be free,</text:p>
      <text:p text:style-name="P1">Lonely and forlorn I am crying</text:p>
      <text:p text:style-name="P1">I long for my time to come, death means just life</text:p>
      <text:p text:style-name="P1">Please let me die in solitude</text:p>
      <text:p text:style-name="P1"/>
      <text:p text:style-name="P1">Hate is my only friend, pain is my father</text:p>
      <text:p text:style-name="P1">Torment is delight to me</text:p>
      <text:p text:style-name="P1"><text:soft-page-break/>Death is my sanctuary, I seek it with pleasure</text:p>
      <text:p text:style-name="P1">Please let me die in solitude</text:p>
      <text:p text:style-name="P1"/>
      <text:p text:style-name="P1">Receive my sacrifice, my lifeblood is exhausted!</text:p>
      <text:p text:style-name="P1">No one gave love and understanding</text:p>
      <text:p text:style-name="P1">Hear these words, vilifiers and pretenders</text:p>
      <text:p text:style-name="P1">Please let me die in solitude</text:p>
      <text:p text:style-name="P1"/>
      <text:p text:style-name="P1">Earth to earth</text:p>
      <text:p text:style-name="P1">Ashes to ashes</text:p>
      <text:p text:style-name="P1">And dust to…</text:p>
      <text:p text:style-name="P1">Earth to earth</text:p>
      <text:p text:style-name="P1">Ashes to ashes</text:p>
      <text:p text:style-name="P1">And dust to dust</text:p>
      <text:p text:style-name="P1"/>
      <text:p text:style-name="P1">Sitting here alone in darkness, waiting to be free,</text:p>
      <text:p text:style-name="P1">Lonely and forlorn I am crying</text:p>
      <text:p text:style-name="P1">I long for my time to come, death means just life</text:p>
      <text:p text:style-name="P1">Please let me die in solitude</text:p>
      <text:p text:style-name="P1"/>
      <text:p text:style-name="P1">Earth to earth</text:p>
      <text:p text:style-name="P1">Ashes to ashes</text:p>
      <text:p text:style-name="P1">And dust to… earth to earth</text:p>
      <text:p text:style-name="P1">Ashes to ashes</text:p>
      <text:p text:style-name="P1">And dust to… earth to earth</text:p>
      <text:p text:style-name="P1">Ashes to ashes</text:p>
      <text:p text:style-name="P1">And dust to… earth to earth</text:p>
      <text:p text:style-name="P1">Ashes to ashes</text:p>
      <text:p text:style-name="P1">And dust to dust</text:p>
      <text:p text:style-name="P1"/>
      <text:p text:style-name="P1">And please let me die in solitude…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ccanthis ADF Std" svg:font-family="'Accanthis ADF Std'" style:font-pitch="variable"/>
    <style:font-face style:name="Palatino LT Std" svg:font-family="'Palatino LT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Stocker</meta:initial-creator>
    <meta:creation-date>2015-09-18T10:51:24.722396219</meta:creation-date>
    <dc:date>2015-09-18T15:46:45.624955294</dc:date>
    <dc:creator>David Stocker</dc:creator>
    <meta:editing-duration>PT4H40M11S</meta:editing-duration>
    <meta:editing-cycles>2</meta:editing-cycles>
    <meta:generator>LibreOffice/4.4.0.3$Linux_X86_64 LibreOffice_project/de093506bcdc5fafd9023ee680b8c60e3e0645d7</meta:generator>
    <meta:document-statistic meta:table-count="0" meta:image-count="0" meta:object-count="0" meta:page-count="6" meta:paragraph-count="168" meta:word-count="1013" meta:character-count="5154" meta:non-whitespace-character-count="4306"/>
  </office:meta>
</office:document-meta>
</file>